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officeooo:rsid="0005e094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1. </text:span>Prompt for amount, interest rate and no. of years and calculate simple interes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0:20:13.103485470</meta:creation-date>
    <dc:date>2020-02-13T00:29:29.784669383</dc:date>
    <meta:editing-duration>PT9M17S</meta:editing-duration>
    <meta:editing-cycles>1</meta:editing-cycles>
    <meta:document-statistic meta:table-count="0" meta:image-count="0" meta:object-count="0" meta:page-count="1" meta:paragraph-count="1" meta:word-count="14" meta:character-count="83" meta:non-whitespace-character-count="70"/>
    <meta:generator>LibreOffice/6.0.7.3$Linux_X86_64 LibreOffice_project/00m0$Build-3</meta:generator>
  </office:meta>
</office:document-meta>
</file>